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ono1" svg:font-family="Mono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font-name="Mono" fo:language="en" fo:country="none" style:font-name-complex="Mono1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/>
    </style:style>
    <style:style style:name="P3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font-name="Mono" fo:language="en" fo:country="none" fo:background-color="#00ff00" style:font-name-complex="Mono1"/>
    </style:style>
    <style:style style:name="P4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font-name="Mono" fo:language="en" fo:country="none" style:font-name-complex="Mono1"/>
    </style:style>
    <style:style style:name="P5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font-name="Mono" fo:language="en" fo:country="none" fo:background-color="#ffff00" style:font-name-complex="Mono1"/>
    </style:style>
    <style:style style:name="T1" style:family="text">
      <style:text-properties style:font-name="Mono" fo:language="en" fo:country="none" style:font-name-complex="Mono1"/>
    </style:style>
    <style:style style:name="T2" style:family="text">
      <style:text-properties style:font-name="Mono" fo:language="en" fo:country="none" fo:background-color="#ffff00" loext:char-shading-value="0" style:font-name-complex="Mono1"/>
    </style:style>
    <style:style style:name="T3" style:family="text">
      <style:text-properties style:font-name="Mono" fo:language="en" fo:country="none" fo:background-color="#ff0000" loext:char-shading-value="0" style:font-name-complex="Mono1"/>
    </style:style>
    <style:style style:name="T4" style:family="text">
      <style:text-properties style:font-name="Mono" fo:language="en" fo:country="none" fo:font-weight="bold" style:font-weight-asian="bold" style:font-name-complex="Mono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developer.mozilla.org/en-US/docs/Web/JavaScript/About_JavaScript" text:style-name="Internet_20_link" text:visited-style-name="Visited_20_Internet_20_Link">https://developer.mozilla.org/en-US/docs/Web/JavaScript/About_JavaScript</text:a> </text:p>
      <text:p text:style-name="P3">Into programming</text:p>
      <text:p text:style-name="P2"><text:a xlink:type="simple" xlink:href="https://developer.mozilla.org/en-US/docs/Web/JavaScript/Guide/Expressions_and_Operators" text:style-name="ListLabel_20_1" text:visited-style-name="ListLabel_20_1"><text:span text:style-name="T2">https://developer.mozilla.org/en-US/docs/Web/JavaScript/Guide/Expressions_and_Operators</text:span></text:a></text:p>
      <text:p text:style-name="P1"/>
      <text:p text:style-name="P3">Into javascript</text:p>
      <text:p text:style-name="P2"><text:a xlink:type="simple" xlink:href="https://developer.mozilla.org/en-US/docs/Web/JavaScript/Reference/Global_Objects/undefined" text:style-name="ListLabel_20_2" text:visited-style-name="ListLabel_20_2"><text:span text:style-name="T4">https://developer.mozilla.org/en-US/docs/Web/JavaScript/Reference/Global_Objects/undefined</text:span></text:a></text:p>
      <text:p text:style-name="P1">Also, note a = undefined. We're explicitly setting a to the undefined value, but that is behaviorally no different from a variable that has no value set yet, like with the var a; line at the top of the snippet. A variable can get to this "undefined" value state in several different ways, including functions that return no values and usage of the void operator.</text:p>
      <text:p text:style-name="P5">equality 11.9.3</text:p>
      <text:p text:style-name="P5">inequality 11.8.5</text:p>
      <text:p text:style-name="P2"><text:a xlink:type="simple" xlink:href="http://www.ecma-international.org/ecma-262/5.1/" text:style-name="ListLabel_20_1" text:visited-style-name="ListLabel_20_1"><text:span text:style-name="T2">http://www.ecma-international.org/ecma-262/5.1/</text:span></text:a></text:p>
      <text:p text:style-name="P1">reserved words</text:p>
      <text:p text:style-name="P2"><text:span text:style-name="T1">switch </text:span><text:a xlink:type="simple" xlink:href="https://javascript.info/switch" text:style-name="ListLabel_20_3" text:visited-style-name="ListLabel_20_3"><text:span text:style-name="T1">https://javascript.info/switch</text:span></text:a></text:p>
      <text:p text:style-name="P2"><text:span text:style-name="T1">pragma </text:span><text:a xlink:type="simple" xlink:href="https://stackoverflow.com/questions/14593350/what-exactly-is-a-javascript-pragma" text:style-name="ListLabel_20_3" text:visited-style-name="ListLabel_20_3"><text:span text:style-name="T1">https://stackoverflow.com/questions/14593350/what-exactly-is-a-javascript-pragma</text:span></text:a></text:p>
      <text:p text:style-name="P2"><text:span text:style-name="T3">function.hml</text:span><text:span text:style-name="T1"> bar() is not definefed??</text:span></text:p>
      <text:p text:style-name="P1"/>
      <text:p text:style-name="P5">Polyfilling</text:p>
      <text:p text:style-name="P2"><text:a xlink:type="simple" xlink:href="https://remysharp.com/2010/10/08/what-is-a-polyfill" text:style-name="ListLabel_20_1" text:visited-style-name="ListLabel_20_1"><text:span text:style-name="T2">https://remysharp.com/2010/10/08/what-is-a-polyfill</text:span></text:a></text:p>
      <text:p text:style-name="P2"><text:span text:style-name="T2">Or better yet, use an already vetted set of polyfills that you can trust, such as those provided by ES5-Shim (</text:span><text:a xlink:type="simple" xlink:href="https://github.com/es-shims/es5-shim" text:style-name="ListLabel_20_1" text:visited-style-name="ListLabel_20_1"><text:span text:style-name="T2">https://github.com/es-shims/es5-shim</text:span></text:a><text:span text:style-name="T2">) and ES6-Shim (</text:span><text:a xlink:type="simple" xlink:href="https://github.com/es-shims/es6-shim" text:style-name="ListLabel_20_1" text:visited-style-name="ListLabel_20_1"><text:span text:style-name="T2">https://github.com/es-shims/es6-shim</text:span></text:a><text:span text:style-name="T2">).</text:span></text:p>
      <text:p text:style-name="P1"><text:soft-page-break/></text:p>
      <text:p text:style-name="P5">Transpiling</text:p>
      <text:p text:style-name="P2"><text:span text:style-name="T2">Babel (</text:span><text:a xlink:type="simple" xlink:href="https://babeljs.io/" text:style-name="ListLabel_20_1" text:visited-style-name="ListLabel_20_1"><text:span text:style-name="T2">https://babeljs.io</text:span></text:a><text:span text:style-name="T2">) (formerly 6to5): Transpiles ES6+ into ES5</text:span></text:p>
      <text:p text:style-name="P2"><text:span text:style-name="T2">Traceur (</text:span><text:a xlink:type="simple" xlink:href="https://github.com/google/traceur-compiler" text:style-name="ListLabel_20_1" text:visited-style-name="ListLabel_20_1"><text:span text:style-name="T2">https://github.com/google/traceur-compiler</text:span></text:a><text:span text:style-name="T2">): Transpiles ES6, ES7, and beyond into ES5</text:span></text:p>
      <text:p text:style-name="P2"><text:span text:style-name="T1">TC39 </text:span><text:a xlink:type="simple" xlink:href="https://github.com/tc39" text:style-name="ListLabel_20_3" text:visited-style-name="ListLabel_20_3"><text:span text:style-name="T1">https://github.com/tc39</text:span></text:a></text:p>
      <text:p text:style-name="P2"><text:span text:style-name="T1">DOM API </text:span><text:a xlink:type="simple" xlink:href="https://en.wikipedia.org/wiki/Document_Object_Model" text:style-name="ListLabel_20_3" text:visited-style-name="ListLabel_20_3"><text:span text:style-name="T1">https://en.wikipedia.org/wiki/Document_Object_Model</text:span></text:a></text:p>
      <text:p text:style-name="P2"><text:span text:style-name="T1">"host object" </text:span><text:a xlink:type="simple" xlink:href="https://stackoverflow.com/questions/7614317/what-is-the-difference-between-native-objects-and-host-objects" text:style-name="ListLabel_20_3" text:visited-style-name="ListLabel_20_3"><text:span text:style-name="T1">https://stackoverflow.com/questions/7614317/what-is-the-difference-between-native-objects-and-host-objects</text:span>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family-generic="roman" style:font-pitch="variable"/>
    <style:font-face style:name="Arial" svg:font-family="Arial" style:font-family-generic="system" style:font-pitch="variable"/>
    <style:font-face style:name="Liberation Serif1" svg:font-family="'Liberation Serif'" style:font-family-generic="system" style:font-pitch="variable"/>
    <style:font-face style:name="Mono1" svg:font-family="Mono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Arial" style:font-family-asian="Arial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15%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/>
      <style:text-properties style:font-style-complex="italic"/>
    </style:style>
    <style:style style:name="Index" style:family="paragraph" style:parent-style-name="Standard" style:default-outline-level="" style:class="index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stLabel_20_1" style:display-name="ListLabel 1" style:family="text">
      <style:text-properties style:font-name="Mono" fo:font-family="Mono" style:font-family-generic="roman" style:font-pitch="variable" fo:language="en" fo:country="none" fo:background-color="#ffff00" style:font-name-complex="Mono1" style:font-family-complex="Mono" style:font-family-generic-complex="system" style:font-pitch-complex="variable"/>
    </style:style>
    <style:style style:name="ListLabel_20_2" style:display-name="ListLabel 2" style:family="text">
      <style:text-properties style:font-name="Mono" fo:font-family="Mono" style:font-family-generic="roman" style:font-pitch="variable" fo:language="en" fo:country="none" fo:font-weight="bold" style:font-weight-asian="bold" style:font-name-complex="Mono1" style:font-family-complex="Mono" style:font-family-generic-complex="system" style:font-pitch-complex="variable"/>
    </style:style>
    <style:style style:name="ListLabel_20_3" style:display-name="ListLabel 3" style:family="text">
      <style:text-properties style:font-name="Mono" fo:font-family="Mono" style:font-family-generic="roman" style:font-pitch="variable" fo:language="en" fo:country="none" style:font-name-complex="Mono1" style:font-family-complex="Mono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19-09-18T10:11:02.052000000</dc:date>
    <meta:generator>LibreOffice/6.3.1.2$Windows_X86_64 LibreOffice_project/b79626edf0065ac373bd1df5c28bd630b4424273</meta:generator>
    <meta:editing-duration>PT8S</meta:editing-duration>
    <meta:editing-cycles>1</meta:editing-cycles>
    <meta:document-statistic meta:table-count="0" meta:image-count="0" meta:object-count="0" meta:page-count="2" meta:paragraph-count="22" meta:word-count="140" meta:character-count="1539" meta:non-whitespace-character-count="1420"/>
  </office:meta>
</office:document-meta>
</file>